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</office:automatic-styles>
  <office:body>
    <office:text>
      <text:p text:style-name="P1"><text:span text:style-name="T1_1">Ciężko</text:span><text:span text:style-name="T1_2"><text:s/></text:span><text:span text:style-name="T1_3">chory</text:span><text:span text:style-name="T1_4"><text:s/></text:span><text:span text:style-name="T1_5">człowiek</text:span><text:span text:style-name="T1_6"><text:s/></text:span><text:span text:style-name="T1_7">trafia</text:span><text:span text:style-name="T1_8"><text:s/></text:span><text:span text:style-name="T1_9">do</text:span><text:span text:style-name="T1_10"><text:s/></text:span><text:span text:style-name="T1_11">Equestrii</text:span><text:span text:style-name="T1_12">,<text:s/></text:span><text:span text:style-name="T1_13">zmienia</text:span><text:span text:style-name="T1_14"><text:s/></text:span><text:span text:style-name="T1_15">się</text:span><text:span text:style-name="T1_16"><text:s/></text:span><text:span text:style-name="T1_17">w</text:span><text:span text:style-name="T1_18"><text:s/></text:span><text:span text:style-name="T1_19">kucyka</text:span><text:span text:style-name="T1_20"><text:s/></text:span><text:span text:style-name="T1_21">i</text:span><text:span text:style-name="T1_22"><text:s/></text:span><text:span text:style-name="T1_23">zaczyna</text:span><text:span text:style-name="T1_24"><text:s/></text:span><text:span text:style-name="T1_25">wieść</text:span><text:span text:style-name="T1_26"><text:s/></text:span><text:span text:style-name="T1_27">rajskie</text:span><text:span text:style-name="T1_28"><text:s/></text:span><text:span text:style-name="T1_29">życie</text:span><text:span text:style-name="T1_30">…<text:s/></text:span><text:span text:style-name="T1_31">banał</text:span><text:span text:style-name="T1_32">?<text:s/></text:span><text:span text:style-name="T1_33">Może</text:span><text:span text:style-name="T1_34">,<text:s/></text:span><text:span text:style-name="T1_35">ale</text:span><text:span text:style-name="T1_36"><text:s/></text:span><text:span text:style-name="T1_37">nawet</text:span><text:span text:style-name="T1_38"><text:s/></text:span><text:span text:style-name="T1_39">z</text:span><text:span text:style-name="T1_40"><text:s/></text:span><text:span text:style-name="T1_41">tak</text:span><text:span text:style-name="T1_42"><text:s/></text:span><text:span text:style-name="T1_43">mocno</text:span><text:span text:style-name="T1_44"><text:s/></text:span><text:span text:style-name="T1_45">zużytego</text:span><text:span text:style-name="T1_46"><text:s/></text:span><text:span text:style-name="T1_47">konceptu</text:span><text:span text:style-name="T1_48"><text:s/></text:span><text:span text:style-name="T1_49">może</text:span><text:span text:style-name="T1_50"><text:s/></text:span><text:span text:style-name="T1_51">wyjść</text:span><text:span text:style-name="T1_52"><text:s/></text:span><text:span text:style-name="T1_53">interesujący</text:span><text:span text:style-name="T1_54"><text:s/></text:span><text:span text:style-name="T1_55">kawałek</text:span><text:span text:style-name="T1_56"><text:s/></text:span><text:span text:style-name="T1_57">opowiadania</text:span><text:span text:style-name="T1_58">.</text:span></text:p>
      <text:p text:style-name="P2"/>
      <text:p text:style-name="P3"><text:span text:style-name="T3_1">Główną</text:span><text:span text:style-name="T3_2"><text:s/></text:span><text:span text:style-name="T3_3">bohaterkę</text:span><text:span text:style-name="T3_4">,<text:s/></text:span><text:span text:style-name="T3_5">o</text:span><text:span text:style-name="T3_6"><text:s/></text:span><text:span text:style-name="T3_7">której</text:span><text:span text:style-name="T3_8"><text:s/></text:span><text:span text:style-name="T3_9">ludzkim</text:span><text:span text:style-name="T3_10"><text:s/></text:span><text:span text:style-name="T3_11">imieniu</text:span><text:span text:style-name="T3_12"><text:s/></text:span><text:span text:style-name="T3_13">nie</text:span><text:span text:style-name="T3_14"><text:s/></text:span><text:span text:style-name="T3_15">ma</text:span><text:span text:style-name="T3_16"><text:s/></text:span><text:span text:style-name="T3_17">żadnej</text:span><text:span text:style-name="T3_18"><text:s/></text:span><text:span text:style-name="T3_19">wzmianki</text:span><text:span text:style-name="T3_20">,<text:s/></text:span><text:span text:style-name="T3_21">poznajemy</text:span><text:span text:style-name="T3_22"><text:s/></text:span><text:span text:style-name="T3_23">w</text:span><text:span text:style-name="T3_24"><text:s/></text:span><text:span text:style-name="T3_25">szpitalu</text:span><text:span text:style-name="T3_26">,<text:s/></text:span><text:span text:style-name="T3_27">w</text:span><text:span text:style-name="T3_28"><text:s/></text:span><text:span text:style-name="T3_29">którym</text:span><text:span text:style-name="T3_30"><text:s/></text:span><text:span text:style-name="T3_31">spędziła</text:span><text:span text:style-name="T3_32"><text:s/></text:span><text:span text:style-name="T3_33">już</text:span><text:span text:style-name="T3_34"><text:s/></text:span><text:span text:style-name="T3_35">większą</text:span><text:span text:style-name="T3_36"><text:s/></text:span><text:span text:style-name="T3_37">część</text:span><text:span text:style-name="T3_38"><text:s/></text:span><text:span text:style-name="T3_39">swoją</text:span><text:span text:style-name="T3_40"><text:s/></text:span><text:span text:style-name="T3_41">życia</text:span><text:span text:style-name="T3_42">,<text:s/></text:span><text:span text:style-name="T3_43">niemal</text:span><text:span text:style-name="T3_44"><text:s/></text:span><text:span text:style-name="T3_45">na</text:span><text:span text:style-name="T3_46"><text:s/></text:span><text:span text:style-name="T3_47">stałe</text:span><text:span text:style-name="T3_48"><text:s/></text:span><text:span text:style-name="T3_49">przykuta</text:span><text:span text:style-name="T3_50"><text:s/></text:span><text:span text:style-name="T3_51">do</text:span><text:span text:style-name="T3_52"><text:s/></text:span><text:span text:style-name="T3_53">łóżka</text:span><text:span text:style-name="T3_54"><text:s/></text:span><text:span text:style-name="T3_55">i</text:span><text:span text:style-name="T3_56"><text:s/></text:span><text:span text:style-name="T3_57">do</text:span><text:span text:style-name="T3_58"><text:s/></text:span><text:span text:style-name="T3_59">urządzeń</text:span><text:span text:style-name="T3_60"><text:s/></text:span><text:span text:style-name="T3_61">medycznych</text:span><text:span text:style-name="T3_62">.<text:s/></text:span><text:span text:style-name="T3_63">Gdy</text:span><text:span text:style-name="T3_64"><text:s/></text:span><text:span text:style-name="T3_65">opowiadanie</text:span><text:span text:style-name="T3_66"><text:s/></text:span><text:span text:style-name="T3_67">się</text:span><text:span text:style-name="T3_68"><text:s/></text:span><text:span text:style-name="T3_69">rozpoczyna</text:span><text:span text:style-name="T3_70">,<text:s/></text:span><text:span text:style-name="T3_71">właśnie</text:span><text:span text:style-name="T3_72"><text:s/></text:span><text:span text:style-name="T3_73">wspomina</text:span><text:span text:style-name="T3_74"><text:s/></text:span><text:span text:style-name="T3_75">swoje</text:span><text:span text:style-name="T3_76"><text:s/></text:span><text:span text:style-name="T3_77">życie</text:span><text:span text:style-name="T3_78">,<text:s/></text:span><text:span text:style-name="T3_79">wypełnione</text:span><text:span text:style-name="T3_80"><text:s/></text:span><text:span text:style-name="T3_81">przede</text:span><text:span text:style-name="T3_82"><text:s/></text:span><text:span text:style-name="T3_83">wszystkim</text:span><text:span text:style-name="T3_84"><text:s/></text:span><text:span text:style-name="T3_85">chorobą</text:span><text:span text:style-name="T3_86"><text:s/></text:span><text:span text:style-name="T3_87">i</text:span><text:span text:style-name="T3_88"><text:s/></text:span><text:span text:style-name="T3_89">zmartwionymi</text:span><text:span text:style-name="T3_90">,<text:s/></text:span><text:span text:style-name="T3_91">rozpaczliwie</text:span><text:span text:style-name="T3_92"><text:s/></text:span><text:span text:style-name="T3_93">starającymi</text:span><text:span text:style-name="T3_94"><text:s/></text:span><text:span text:style-name="T3_95">się</text:span><text:span text:style-name="T3_96"><text:s/></text:span><text:span text:style-name="T3_97">utrzymać</text:span><text:span text:style-name="T3_98"><text:s/></text:span><text:span text:style-name="T3_99">optymistyczną</text:span><text:span text:style-name="T3_100"><text:s/></text:span><text:span text:style-name="T3_101">fasadę</text:span><text:span text:style-name="T3_102"><text:s/></text:span><text:span text:style-name="T3_103">rodzicami</text:span><text:span text:style-name="T3_104">…<text:s/></text:span><text:span text:style-name="T3_105">i</text:span><text:span text:style-name="T3_106"><text:s/></text:span><text:span text:style-name="T3_107">umiera</text:span><text:span text:style-name="T3_108">.<text:s/></text:span><text:span text:style-name="T3_109">W</text:span><text:span text:style-name="T3_110"><text:s/></text:span><text:span text:style-name="T3_111">tym</text:span><text:span text:style-name="T3_112"><text:s/></text:span><text:span text:style-name="T3_113">momencie</text:span><text:span text:style-name="T3_114"><text:s/></text:span><text:span text:style-name="T3_115">zaczyna</text:span><text:span text:style-name="T3_116"><text:s/></text:span><text:span text:style-name="T3_117">się</text:span><text:span text:style-name="T3_118"><text:s/></text:span><text:span text:style-name="T3_119">jednak</text:span><text:span text:style-name="T3_120"><text:s/></text:span><text:span text:style-name="T3_121">jej</text:span><text:span text:style-name="T3_122"><text:s/></text:span><text:span text:style-name="T3_123">prawdziwa</text:span><text:span text:style-name="T3_124"><text:s/></text:span><text:span text:style-name="T3_125">przygoda</text:span><text:span text:style-name="T3_126">,<text:s/></text:span><text:span text:style-name="T3_127">budzi</text:span><text:span text:style-name="T3_128"><text:s/></text:span><text:span text:style-name="T3_129">się</text:span><text:span text:style-name="T3_130"><text:s/></text:span><text:span text:style-name="T3_131">bowiem</text:span><text:span text:style-name="T3_132"><text:s/></text:span><text:span text:style-name="T3_133">jako</text:span><text:span text:style-name="T3_134"><text:s/></text:span><text:span text:style-name="T3_135">kuc</text:span><text:span text:style-name="T3_136">.<text:s/></text:span><text:span text:style-name="T3_137">Dokładniej</text:span><text:span text:style-name="T3_138"><text:s/></text:span><text:span text:style-name="T3_139">siostra</text:span><text:span text:style-name="T3_140">-</text:span><text:span text:style-name="T3_141">bliźniaczka</text:span><text:span text:style-name="T3_142"><text:s/></text:span><text:span text:style-name="T3_143">znanego</text:span><text:span text:style-name="T3_144"><text:s/></text:span><text:span text:style-name="T3_145">z</text:span><text:span text:style-name="T3_146"><text:s/></text:span><text:span text:style-name="T3_147">serialu</text:span><text:span text:style-name="T3_148"><text:s/></text:span><text:span text:style-name="T3_149">księcia</text:span><text:span text:style-name="T3_150"><text:s/></text:span><text:span text:style-name="T3_151">Blueblooda</text:span><text:span text:style-name="T3_152">.<text:s/></text:span><text:span text:style-name="T3_153">Jeszcze</text:span><text:span text:style-name="T3_154"><text:s/></text:span><text:span text:style-name="T3_155">dokładniej</text:span><text:span text:style-name="T3_156"><text:s/>–<text:s/></text:span><text:span text:style-name="T3_157">i</text:span><text:span text:style-name="T3_158"><text:s/></text:span><text:span text:style-name="T3_159">tu</text:span><text:span text:style-name="T3_160"><text:s/></text:span><text:span text:style-name="T3_161">robi</text:span><text:span text:style-name="T3_162"><text:s/></text:span><text:span text:style-name="T3_163">się</text:span><text:span text:style-name="T3_164"><text:s/></text:span><text:span text:style-name="T3_165">ciekawie</text:span><text:span text:style-name="T3_166"><text:s/>–-<text:s/></text:span><text:span text:style-name="T3_167">budzi</text:span><text:span text:style-name="T3_168"><text:s/></text:span><text:span text:style-name="T3_169">się</text:span><text:span text:style-name="T3_170"><text:s/></text:span><text:span text:style-name="T3_171">jeszcze</text:span><text:span text:style-name="T3_172"><text:s/></text:span><text:span text:style-name="T3_173">w</text:span><text:span text:style-name="T3_174"><text:s/></text:span><text:span text:style-name="T3_175">czasie</text:span><text:span text:style-name="T3_176"><text:s/></text:span><text:span text:style-name="T3_177">życia</text:span><text:span text:style-name="T3_178"><text:s/></text:span><text:span text:style-name="T3_179">płodowego</text:span><text:span text:style-name="T3_180"><text:s/></text:span><text:span text:style-name="T3_181">swojego</text:span><text:span text:style-name="T3_182"><text:s/></text:span><text:span text:style-name="T3_183">nowego</text:span><text:span text:style-name="T3_184"><text:s/></text:span><text:span text:style-name="T3_185">ciała</text:span><text:span text:style-name="T3_186">.</text:span></text:p>
      <text:p text:style-name="P4"/>
      <text:p text:style-name="P5"><text:span text:style-name="T5_1">Perspektywa</text:span><text:span text:style-name="T5_2"><text:s/></text:span><text:span text:style-name="T5_3">źrebaka</text:span><text:span text:style-name="T5_4"><text:s/></text:span><text:span text:style-name="T5_5">zapewnia</text:span><text:span text:style-name="T5_6"><text:s/></text:span><text:span text:style-name="T5_7">powiew</text:span><text:span text:style-name="T5_8"><text:s/></text:span><text:span text:style-name="T5_9">świeżości</text:span><text:span text:style-name="T5_10">.<text:s/></text:span><text:span text:style-name="T5_11">Poznając</text:span><text:span text:style-name="T5_12"><text:s/></text:span><text:span text:style-name="T5_13">otoczenie</text:span><text:span text:style-name="T5_14"><text:s/></text:span><text:span text:style-name="T5_15">młodej</text:span><text:span text:style-name="T5_16"><text:s/></text:span><text:span text:style-name="T5_17">Pureblood</text:span><text:span text:style-name="T5_18"><text:s/>(</text:span><text:span text:style-name="T5_19">jak</text:span><text:span text:style-name="T5_20"><text:s/></text:span><text:span text:style-name="T5_21">ją</text:span><text:span text:style-name="T5_22"><text:s/></text:span><text:span text:style-name="T5_23">nazywają</text:span><text:span text:style-name="T5_24"><text:s/></text:span><text:span text:style-name="T5_25">jej</text:span><text:span text:style-name="T5_26"><text:s/></text:span><text:span text:style-name="T5_27">nowi</text:span><text:span text:style-name="T5_28"><text:s/></text:span><text:span text:style-name="T5_29">rodzice</text:span><text:span text:style-name="T5_30">)</text:span><text:span text:style-name="T5_31"><text:s/></text:span><text:span text:style-name="T5_32">jako</text:span><text:span text:style-name="T5_33"><text:s/></text:span><text:span text:style-name="T5_34">osoby</text:span><text:span text:style-name="T5_35"><text:s/></text:span><text:span text:style-name="T5_36">mentalnie</text:span><text:span text:style-name="T5_37"><text:s/></text:span><text:span text:style-name="T5_38">o</text:span><text:span text:style-name="T5_39"><text:s/></text:span><text:span text:style-name="T5_40">wiele</text:span><text:span text:style-name="T5_41"><text:s/></text:span><text:span text:style-name="T5_42">starszej</text:span><text:span text:style-name="T5_43">,<text:s/></text:span><text:span text:style-name="T5_44">ale</text:span><text:span text:style-name="T5_45"><text:s/></text:span><text:span text:style-name="T5_46">nierozumiejącej</text:span><text:span text:style-name="T5_47"><text:s/></text:span><text:span text:style-name="T5_48">języka</text:span><text:span text:style-name="T5_49"><text:s/></text:span><text:span text:style-name="T5_50">czy</text:span><text:span text:style-name="T5_51"><text:s/></text:span><text:span text:style-name="T5_52">zasad</text:span><text:span text:style-name="T5_53"><text:s/></text:span><text:span text:style-name="T5_54">tego</text:span><text:span text:style-name="T5_55"><text:s/></text:span><text:span text:style-name="T5_56">dziwnego</text:span><text:span text:style-name="T5_57"><text:s/></text:span><text:span text:style-name="T5_58">świata</text:span><text:span text:style-name="T5_59"><text:s/></text:span><text:span text:style-name="T5_60">oraz</text:span><text:span text:style-name="T5_61"><text:s/></text:span><text:span text:style-name="T5_62">mającej</text:span><text:span text:style-name="T5_63"><text:s/></text:span><text:span text:style-name="T5_64">bardzo</text:span><text:span text:style-name="T5_65"><text:s/></text:span><text:span text:style-name="T5_66">ograniczone</text:span><text:span text:style-name="T5_67"><text:s/></text:span><text:span text:style-name="T5_68">możliwości</text:span><text:span text:style-name="T5_69">,<text:s/></text:span><text:span text:style-name="T5_70">czytelnik</text:span><text:span text:style-name="T5_71"><text:s/></text:span><text:span text:style-name="T5_72">zostaje</text:span><text:span text:style-name="T5_73"><text:s/></text:span><text:span text:style-name="T5_74">gładko</text:span><text:span text:style-name="T5_75"><text:s/></text:span><text:span text:style-name="T5_76">i</text:span><text:span text:style-name="T5_77"><text:s/></text:span><text:span text:style-name="T5_78">łagodnie</text:span><text:span text:style-name="T5_79"><text:s/></text:span><text:span text:style-name="T5_80">wprowadzony</text:span><text:span text:style-name="T5_81"><text:s/></text:span><text:span text:style-name="T5_82">w</text:span><text:span text:style-name="T5_83"><text:s/></text:span><text:span text:style-name="T5_84">rzeczywistość</text:span><text:span text:style-name="T5_85"><text:s/></text:span><text:span text:style-name="T5_86">kuczej</text:span><text:span text:style-name="T5_87"><text:s/></text:span><text:span text:style-name="T5_88">rodziny</text:span><text:span text:style-name="T5_89"><text:s/></text:span><text:span text:style-name="T5_90">szlacheckiej</text:span><text:span text:style-name="T5_91">.<text:s/></text:span><text:span text:style-name="T5_92">Otrzymujemy</text:span><text:span text:style-name="T5_93"><text:s/></text:span><text:span text:style-name="T5_94">przy</text:span><text:span text:style-name="T5_95"><text:s/></text:span><text:span text:style-name="T5_96">tym</text:span><text:span text:style-name="T5_97"><text:s/></text:span><text:span text:style-name="T5_98">zgrabnie</text:span><text:span text:style-name="T5_99"><text:s/></text:span><text:span text:style-name="T5_100">napisany</text:span><text:span text:style-name="T5_101"><text:s/></text:span><text:span text:style-name="T5_102">i</text:span><text:span text:style-name="T5_103"><text:s/></text:span><text:span text:style-name="T5_104">miło</text:span><text:span text:style-name="T5_105"><text:s/></text:span><text:span text:style-name="T5_106">się</text:span><text:span text:style-name="T5_107"><text:s/></text:span><text:span text:style-name="T5_108">czytający</text:span><text:span text:style-name="T5_109"><text:s/></text:span><text:span text:style-name="T5_110">kawałek</text:span><text:span text:style-name="T5_111"><text:s/></text:span><text:span text:style-name="T5_112">opowiadania</text:span><text:span text:style-name="T5_113"><text:s/></text:span><text:span text:style-name="T5_114">obyczajowego</text:span><text:span text:style-name="T5_115">,<text:s/></text:span><text:span text:style-name="T5_116">opisującego</text:span><text:span text:style-name="T5_117"><text:s/></text:span><text:span text:style-name="T5_118">dorastanie</text:span><text:span text:style-name="T5_119"><text:s/></text:span><text:span text:style-name="T5_120">dwójki</text:span><text:span text:style-name="T5_121"><text:s/></text:span><text:span text:style-name="T5_122">młodych</text:span><text:span text:style-name="T5_123"><text:s/></text:span><text:span text:style-name="T5_124">jednorożców</text:span><text:span text:style-name="T5_125">.<text:s/></text:span><text:span text:style-name="T5_126">Ze</text:span><text:span text:style-name="T5_127"><text:s/></text:span><text:span text:style-name="T5_128">względu</text:span><text:span text:style-name="T5_129"><text:s/></text:span><text:span text:style-name="T5_130">na</text:span><text:span text:style-name="T5_131"><text:s/></text:span><text:span text:style-name="T5_132">to</text:span><text:span text:style-name="T5_133">,<text:s/></text:span><text:span text:style-name="T5_134">że</text:span><text:span text:style-name="T5_135"><text:s/></text:span><text:span text:style-name="T5_136">mowa</text:span><text:span text:style-name="T5_137"><text:s/></text:span><text:span text:style-name="T5_138">o</text:span><text:span text:style-name="T5_139"><text:s/></text:span><text:span text:style-name="T5_140">źrebakach</text:span><text:span text:style-name="T5_141">,<text:s/></text:span><text:span text:style-name="T5_142">można</text:span><text:span text:style-name="T5_143"><text:s/></text:span><text:span text:style-name="T5_144">łatwo</text:span><text:span text:style-name="T5_145"><text:s/></text:span><text:span text:style-name="T5_146">się</text:span><text:span text:style-name="T5_147"><text:s/></text:span><text:span text:style-name="T5_148">domyślić</text:span><text:span text:style-name="T5_149">,<text:s/></text:span><text:span text:style-name="T5_150">że</text:span><text:span text:style-name="T5_151"><text:s/></text:span><text:span text:style-name="T5_152">dostaniemy</text:span><text:span text:style-name="T5_153"><text:s/></text:span><text:span text:style-name="T5_154">jeszcze</text:span><text:span text:style-name="T5_155"><text:s/></text:span><text:span text:style-name="T5_156">sporą</text:span><text:span text:style-name="T5_157"><text:s/></text:span><text:span text:style-name="T5_158">dawkę</text:span><text:span text:style-name="T5_159"><text:s/></text:span><text:span text:style-name="T5_160">słodyczy</text:span><text:span text:style-name="T5_161">…<text:s/></text:span><text:span text:style-name="T5_162">kontrastującej</text:span><text:span text:style-name="T5_163"><text:s/></text:span><text:span text:style-name="T5_164">jednak</text:span><text:span text:style-name="T5_165"><text:s/></text:span><text:span text:style-name="T5_166">z</text:span><text:span text:style-name="T5_167"><text:s/></text:span><text:span text:style-name="T5_168">trudniejszymi</text:span><text:span text:style-name="T5_169">,<text:s/></text:span><text:span text:style-name="T5_170">poważniejszymi</text:span><text:span text:style-name="T5_171"><text:s/></text:span><text:span text:style-name="T5_172">motywami</text:span><text:span text:style-name="T5_173">.</text:span></text:p>
      <text:p text:style-name="P6"/>
      <text:p text:style-name="P7"><text:span text:style-name="T7_1">Cieszy</text:span><text:span text:style-name="T7_2"><text:s/></text:span><text:span text:style-name="T7_3">przede</text:span><text:span text:style-name="T7_4"><text:s/></text:span><text:span text:style-name="T7_5">wszystkim</text:span><text:span text:style-name="T7_6"><text:s/></text:span><text:span text:style-name="T7_7">poznawanie</text:span><text:span text:style-name="T7_8"><text:s/></text:span><text:span text:style-name="T7_9">bohaterów</text:span><text:span text:style-name="T7_10"><text:s/>–<text:s/></text:span><text:span text:style-name="T7_11">Pureblood</text:span><text:span text:style-name="T7_12"><text:s/></text:span><text:span text:style-name="T7_13">po</text:span><text:span text:style-name="T7_14"><text:s/></text:span><text:span text:style-name="T7_15">traumatycznych</text:span><text:span text:style-name="T7_16"><text:s/></text:span><text:span text:style-name="T7_17">dwunastu</text:span><text:span text:style-name="T7_18"><text:s/></text:span><text:span text:style-name="T7_19">latach</text:span><text:span text:style-name="T7_20"><text:s/></text:span><text:span text:style-name="T7_21">ludzkiego</text:span><text:span text:style-name="T7_22"><text:s/></text:span><text:span text:style-name="T7_23">życia</text:span><text:span text:style-name="T7_24"><text:s/></text:span><text:span text:style-name="T7_25">stara</text:span><text:span text:style-name="T7_26"><text:s/></text:span><text:span text:style-name="T7_27">się</text:span><text:span text:style-name="T7_28"><text:s/></text:span><text:span text:style-name="T7_29">przede</text:span><text:span text:style-name="T7_30"><text:s/></text:span><text:span text:style-name="T7_31">wszystkim</text:span><text:span text:style-name="T7_32"><text:s/></text:span><text:span text:style-name="T7_33">uniknąć</text:span><text:span text:style-name="T7_34"><text:s/></text:span><text:span text:style-name="T7_35">powtórki</text:span><text:span text:style-name="T7_36"><text:s/></text:span><text:span text:style-name="T7_37">z</text:span><text:span text:style-name="T7_38"><text:s/></text:span><text:span text:style-name="T7_39">rozrywki</text:span><text:span text:style-name="T7_40">.<text:s/></text:span><text:span text:style-name="T7_41">Unika</text:span><text:span text:style-name="T7_42"><text:s/></text:span><text:span text:style-name="T7_43">męczenia</text:span><text:span text:style-name="T7_44"><text:s/></text:span><text:span text:style-name="T7_45">rodziców</text:span><text:span text:style-name="T7_46">,<text:s/></text:span><text:span text:style-name="T7_47">lekarze</text:span><text:span text:style-name="T7_48"><text:s/></text:span><text:span text:style-name="T7_49">budzą</text:span><text:span text:style-name="T7_50"><text:s/></text:span><text:span text:style-name="T7_51">u</text:span><text:span text:style-name="T7_52"><text:s/></text:span><text:span text:style-name="T7_53">niej</text:span><text:span text:style-name="T7_54"><text:s/></text:span><text:span text:style-name="T7_55">bardzo</text:span><text:span text:style-name="T7_56"><text:s/></text:span><text:span text:style-name="T7_57">nieprzyjemne</text:span><text:span text:style-name="T7_58"><text:s/></text:span><text:span text:style-name="T7_59">skojarzenia</text:span><text:span text:style-name="T7_60"><text:s/></text:span><text:span text:style-name="T7_61">i</text:span><text:span text:style-name="T7_62"><text:s/></text:span><text:span text:style-name="T7_63">nawet</text:span><text:span text:style-name="T7_64"><text:s/></text:span><text:span text:style-name="T7_65">stara</text:span><text:span text:style-name="T7_66"><text:s/></text:span><text:span text:style-name="T7_67">się</text:span><text:span text:style-name="T7_68"><text:s/></text:span><text:span text:style-name="T7_69">opiekować</text:span><text:span text:style-name="T7_70"><text:s/></text:span><text:span text:style-name="T7_71">bratem</text:span><text:span text:style-name="T7_72">,<text:s/></text:span><text:span text:style-name="T7_73">byle</text:span><text:span text:style-name="T7_74"><text:s/></text:span><text:span text:style-name="T7_75">nowa</text:span><text:span text:style-name="T7_76"><text:s/></text:span><text:span text:style-name="T7_77">rodzina</text:span><text:span text:style-name="T7_78"><text:s/></text:span><text:span text:style-name="T7_79">nie</text:span><text:span text:style-name="T7_80"><text:s/></text:span><text:span text:style-name="T7_81">uznawała</text:span><text:span text:style-name="T7_82"><text:s/></text:span><text:span text:style-name="T7_83">ich</text:span><text:span text:style-name="T7_84"><text:s/></text:span><text:span text:style-name="T7_85">za</text:span><text:span text:style-name="T7_86"><text:s/>“</text:span><text:span text:style-name="T7_87">ciężar</text:span><text:span text:style-name="T7_88">”.<text:s/></text:span><text:span text:style-name="T7_89">Przy</text:span><text:span text:style-name="T7_90"><text:s/></text:span><text:span text:style-name="T7_91">tym</text:span><text:span text:style-name="T7_92"><text:s/></text:span><text:span text:style-name="T7_93">jednak</text:span><text:span text:style-name="T7_94"><text:s/></text:span><text:span text:style-name="T7_95">rozwija</text:span><text:span text:style-name="T7_96"><text:s/></text:span><text:span text:style-name="T7_97">się</text:span><text:span text:style-name="T7_98">,<text:s/></text:span><text:span text:style-name="T7_99">coraz</text:span><text:span text:style-name="T7_100"><text:s/></text:span><text:span text:style-name="T7_101">bardziej</text:span><text:span text:style-name="T7_102"><text:s/></text:span><text:span text:style-name="T7_103">się</text:span><text:span text:style-name="T7_104"><text:s/></text:span><text:span text:style-name="T7_105">przywiązując</text:span><text:span text:style-name="T7_106"><text:s/></text:span><text:span text:style-name="T7_107">do</text:span><text:span text:style-name="T7_108"><text:s/></text:span><text:span text:style-name="T7_109">nowej</text:span><text:span text:style-name="T7_110"><text:s/></text:span><text:span text:style-name="T7_111">rzeczywistości</text:span><text:span text:style-name="T7_112">,<text:s/></text:span><text:span text:style-name="T7_113">ciała</text:span><text:span text:style-name="T7_114"><text:s/></text:span><text:span text:style-name="T7_115">oraz</text:span><text:span text:style-name="T7_116"><text:s/></text:span><text:span text:style-name="T7_117">rodziny</text:span><text:span text:style-name="T7_118">,<text:s/></text:span><text:span text:style-name="T7_119">a</text:span><text:span text:style-name="T7_120"><text:s/></text:span><text:span text:style-name="T7_121">jej</text:span><text:span text:style-name="T7_122"><text:s/></text:span><text:span text:style-name="T7_123">umysł</text:span><text:span text:style-name="T7_124"><text:s/></text:span><text:span text:style-name="T7_125">i</text:span><text:span text:style-name="T7_126"><text:s/></text:span><text:span text:style-name="T7_127">psychika</text:span><text:span text:style-name="T7_128"><text:s/></text:span><text:span text:style-name="T7_129">pomagają</text:span><text:span text:style-name="T7_130"><text:s/></text:span><text:span text:style-name="T7_131">jej</text:span><text:span text:style-name="T7_132"><text:s/></text:span><text:span text:style-name="T7_133">w</text:span><text:span text:style-name="T7_134"><text:s/></text:span><text:span text:style-name="T7_135">wysforowaniu</text:span><text:span text:style-name="T7_136"><text:s/></text:span><text:span text:style-name="T7_137">się</text:span><text:span text:style-name="T7_138"><text:s/></text:span><text:span text:style-name="T7_139">do</text:span><text:span text:style-name="T7_140"><text:s/></text:span><text:span text:style-name="T7_141">przodu</text:span><text:span text:style-name="T7_142"><text:s/></text:span><text:span text:style-name="T7_143">w</text:span><text:span text:style-name="T7_144"><text:s/></text:span><text:span text:style-name="T7_145">kwestiach</text:span><text:span text:style-name="T7_146"><text:s/></text:span><text:span text:style-name="T7_147">dotyczących</text:span><text:span text:style-name="T7_148"><text:s/></text:span><text:span text:style-name="T7_149">źrebięcego</text:span><text:span text:style-name="T7_150"><text:s/></text:span><text:span text:style-name="T7_151">rozwoju</text:span><text:span text:style-name="T7_152">.<text:s text:c="2"/></text:span><text:span text:style-name="T7_153">Dla</text:span><text:span text:style-name="T7_154"><text:s/></text:span><text:span text:style-name="T7_155">kontrastu</text:span><text:span text:style-name="T7_156"><text:s/></text:span><text:span text:style-name="T7_157">mamy</text:span><text:span text:style-name="T7_158"><text:s/></text:span><text:span text:style-name="T7_159">jej</text:span><text:span text:style-name="T7_160"><text:s/></text:span><text:span text:style-name="T7_161">brata</text:span><text:span text:style-name="T7_162"><text:s/></text:span><text:span text:style-name="T7_163">bliźniaka</text:span><text:span text:style-name="T7_164">,<text:s/></text:span><text:span text:style-name="T7_165">który</text:span><text:span text:style-name="T7_166"><text:s/></text:span><text:span text:style-name="T7_167">rozwija</text:span><text:span text:style-name="T7_168"><text:s/></text:span><text:span text:style-name="T7_169">się</text:span><text:span text:style-name="T7_170"><text:s/></text:span><text:span text:style-name="T7_171">w</text:span><text:span text:style-name="T7_172"><text:s/></text:span><text:span text:style-name="T7_173">pełni</text:span><text:span text:style-name="T7_174"><text:s/></text:span><text:span text:style-name="T7_175">normalnie</text:span><text:span text:style-name="T7_176">,<text:s/></text:span><text:span text:style-name="T7_177">umożliwiając</text:span><text:span text:style-name="T7_178"><text:s/></text:span><text:span text:style-name="T7_179">porównywanie</text:span><text:span text:style-name="T7_180">,<text:s/></text:span><text:span text:style-name="T7_181">jak</text:span><text:span text:style-name="T7_182"><text:s/></text:span><text:span text:style-name="T7_183">młodej</text:span><text:span text:style-name="T7_184"><text:s/></text:span><text:span text:style-name="T7_185">Pureblood</text:span><text:span text:style-name="T7_186"><text:s/></text:span><text:span text:style-name="T7_187">wychodzi</text:span><text:span text:style-name="T7_188"><text:s/></text:span><text:span text:style-name="T7_189">proces</text:span><text:span text:style-name="T7_190"><text:s/></text:span><text:span text:style-name="T7_191">dorastania</text:span><text:span text:style-name="T7_192">.<text:s/></text:span><text:span text:style-name="T7_193">Czasami</text:span><text:span text:style-name="T7_194"><text:s/></text:span><text:span text:style-name="T7_195">zdarza</text:span><text:span text:style-name="T7_196"><text:s/></text:span><text:span text:style-name="T7_197">się</text:span><text:span text:style-name="T7_198"><text:s/></text:span><text:span text:style-name="T7_199">również</text:span><text:span text:style-name="T7_200"><text:s/></text:span><text:span text:style-name="T7_201">wejrzeć</text:span><text:span text:style-name="T7_202"><text:s/></text:span><text:span text:style-name="T7_203">do</text:span><text:span text:style-name="T7_204"><text:s/></text:span><text:span text:style-name="T7_205">głów</text:span><text:span text:style-name="T7_206"><text:s/></text:span><text:span text:style-name="T7_207">rodziców</text:span><text:span text:style-name="T7_208"><text:s/></text:span><text:span text:style-name="T7_209">dwójki</text:span><text:span text:style-name="T7_210"><text:s/></text:span><text:span text:style-name="T7_211">źrebaków</text:span><text:span text:style-name="T7_212">,<text:s/></text:span><text:span text:style-name="T7_213">co</text:span><text:span text:style-name="T7_214"><text:s/></text:span><text:span text:style-name="T7_215">dostarcza</text:span><text:span text:style-name="T7_216"><text:s/></text:span><text:span text:style-name="T7_217">nam</text:span><text:span text:style-name="T7_218"><text:s/></text:span><text:span text:style-name="T7_219">dodatkowych</text:span><text:span text:style-name="T7_220"><text:s/></text:span><text:span text:style-name="T7_221">informacji</text:span><text:span text:style-name="T7_222"><text:s/></text:span><text:span text:style-name="T7_223">na</text:span><text:span text:style-name="T7_224"><text:s/></text:span><text:span text:style-name="T7_225">temat</text:span><text:span text:style-name="T7_226"><text:s/></text:span><text:span text:style-name="T7_227">okolicznych</text:span><text:span text:style-name="T7_228"><text:s/></text:span><text:span text:style-name="T7_229">wydarzeń</text:span><text:span text:style-name="T7_230"><text:s/></text:span><text:span text:style-name="T7_231">czy</text:span><text:span text:style-name="T7_232"><text:s/></text:span><text:span text:style-name="T7_233">zachowań</text:span><text:span text:style-name="T7_234"><text:s/></text:span><text:span text:style-name="T7_235">bohaterki</text:span><text:span text:style-name="T7_236">.<text:s/></text:span></text:p>
      <text:p text:style-name="P8"/>
      <text:p text:style-name="P9"><text:span text:style-name="T9_1">Wszystko</text:span><text:span text:style-name="T9_2"><text:s/></text:span><text:span text:style-name="T9_3">to</text:span><text:span text:style-name="T9_4"><text:s/></text:span><text:span text:style-name="T9_5">jednak</text:span><text:span text:style-name="T9_6"><text:s/></text:span><text:span text:style-name="T9_7">byłoby</text:span><text:span text:style-name="T9_8"><text:s/></text:span><text:span text:style-name="T9_9">na</text:span><text:span text:style-name="T9_10"><text:s/></text:span><text:span text:style-name="T9_11">nic</text:span><text:span text:style-name="T9_12">,<text:s/></text:span><text:span text:style-name="T9_13">gdyby</text:span><text:span text:style-name="T9_14"><text:s/></text:span><text:span text:style-name="T9_15">zawodziła</text:span><text:span text:style-name="T9_16"><text:s/></text:span><text:span text:style-name="T9_17">warstwa</text:span><text:span text:style-name="T9_18"><text:s/></text:span><text:span text:style-name="T9_19">techniczna</text:span><text:span text:style-name="T9_20"><text:s/></text:span><text:span text:style-name="T9_21">albo</text:span><text:span text:style-name="T9_22"><text:s/></text:span><text:span text:style-name="T9_23">opisy</text:span><text:span text:style-name="T9_24">.<text:s/></text:span><text:span text:style-name="T9_25">Na</text:span><text:span text:style-name="T9_26"><text:s/></text:span><text:span text:style-name="T9_27">szczęście</text:span><text:span text:style-name="T9_28"><text:s/></text:span><text:span text:style-name="T9_29">jednak</text:span><text:span text:style-name="T9_30"><text:s/></text:span><text:span text:style-name="T9_31">tak</text:span><text:span text:style-name="T9_32"><text:s/></text:span><text:span text:style-name="T9_33">nie</text:span><text:span text:style-name="T9_34"><text:s/></text:span><text:span text:style-name="T9_35">jest</text:span><text:span text:style-name="T9_36"><text:s/>–<text:s/></text:span><text:span text:style-name="T9_37">błędy</text:span><text:span text:style-name="T9_38"><text:s/></text:span><text:span text:style-name="T9_39">pojawiają</text:span><text:span text:style-name="T9_40"><text:s/></text:span><text:span text:style-name="T9_41">się</text:span><text:span text:style-name="T9_42"><text:s/></text:span><text:span text:style-name="T9_43">rzadko</text:span><text:span text:style-name="T9_44">.</text:span></text:p>
      <text:p text:style-name="P10"/>
      <text:p text:style-name="P11"><text:span text:style-name="T11_1">Na</text:span><text:span text:style-name="T11_2"><text:s/></text:span><text:span text:style-name="T11_3">chwilę</text:span><text:span text:style-name="T11_4"><text:s/></text:span><text:span text:style-name="T11_5">obecną</text:span><text:span text:style-name="T11_6"><text:s/></text:span><text:span text:style-name="T11_7">opowiadanko</text:span><text:span text:style-name="T11_8"><text:s/></text:span><text:span text:style-name="T11_9">ma</text:span><text:span text:style-name="T11_10"><text:s/></text:span><text:span text:style-name="T11_11">sześć</text:span><text:span text:style-name="T11_12"><text:s/></text:span><text:span text:style-name="T11_13">nie</text:span><text:span text:style-name="T11_14"><text:s/></text:span><text:span text:style-name="T11_15">za</text:span><text:span text:style-name="T11_16"><text:s/></text:span><text:span text:style-name="T11_17">długich</text:span><text:span text:style-name="T11_18"><text:s/></text:span><text:span text:style-name="T11_19">rozdziałów</text:span><text:span text:style-name="T11_20">,<text:s/></text:span><text:span text:style-name="T11_21">regularnie</text:span><text:span text:style-name="T11_22"><text:s/></text:span><text:span text:style-name="T11_23">i</text:span><text:span text:style-name="T11_24"><text:s/></text:span><text:span text:style-name="T11_25">często</text:span><text:span text:style-name="T11_26"><text:s/></text:span><text:span text:style-name="T11_27">jednak</text:span><text:span text:style-name="T11_28"><text:s/></text:span><text:span text:style-name="T11_29">aktualizowanych</text:span><text:span text:style-name="T11_30">.<text:s/></text:span><text:span text:style-name="T11_31">Na</text:span><text:span text:style-name="T11_32"><text:s/></text:span><text:span text:style-name="T11_33">pewno</text:span><text:span text:style-name="T11_34"><text:s/></text:span><text:span text:style-name="T11_35">warto</text:span><text:span text:style-name="T11_36"><text:s/></text:span><text:span text:style-name="T11_37">mu</text:span><text:span text:style-name="T11_38"><text:s/></text:span><text:span text:style-name="T11_39">się</text:span><text:span text:style-name="T11_40"><text:s/></text:span><text:span text:style-name="T11_41">przyglądać</text:span><text:span text:style-name="T11_42">,<text:s/></text:span><text:span text:style-name="T11_43">szczególnie</text:span><text:span text:style-name="T11_44"><text:s/></text:span><text:span text:style-name="T11_45">jeśli</text:span><text:span text:style-name="T11_46"><text:s/></text:span><text:span text:style-name="T11_47">ktoś</text:span><text:span text:style-name="T11_48"><text:s/></text:span><text:span text:style-name="T11_49">lubi</text:span><text:span text:style-name="T11_50"><text:s/></text:span><text:span text:style-name="T11_51">slice</text:span><text:span text:style-name="T11_52">-</text:span><text:span text:style-name="T11_53">of</text:span><text:span text:style-name="T11_54">-</text:span><text:span text:style-name="T11_55">life</text:span><text:span text:style-name="T11_56"><text:s/></text:span><text:span text:style-name="T11_57">oraz</text:span><text:span text:style-name="T11_58"><text:s/></text:span><text:span text:style-name="T11_59">księcia</text:span><text:span text:style-name="T11_60"><text:s/></text:span><text:span text:style-name="T11_61">Blueblooda</text:span><text:span text:style-name="T11_62"><text:s/>–<text:s/></text:span><text:span text:style-name="T11_63">może</text:span><text:span text:style-name="T11_64"><text:s/></text:span><text:span text:style-name="T11_65">wyjść</text:span><text:span text:style-name="T11_66"><text:s/></text:span><text:span text:style-name="T11_67">z</text:span><text:span text:style-name="T11_68"><text:s/></text:span><text:span text:style-name="T11_69">tego</text:span><text:span text:style-name="T11_70"><text:s/></text:span><text:span text:style-name="T11_71">naprawdę</text:span><text:span text:style-name="T11_72"><text:s/></text:span><text:span text:style-name="T11_73">porządne</text:span><text:span text:style-name="T11_74"><text:s/></text:span><text:span text:style-name="T11_75">opowiadanie</text:span><text:span text:style-name="T11_76">.<text:s/></text:span><text:span text:style-name="T11_77">Na</text:span><text:span text:style-name="T11_78"><text:s/></text:span><text:span text:style-name="T11_79">pewno</text:span><text:span text:style-name="T11_80"><text:s/></text:span><text:span text:style-name="T11_81">już</text:span><text:span text:style-name="T11_82"><text:s/></text:span><text:span text:style-name="T11_83">teraz</text:span><text:span text:style-name="T11_84"><text:s/></text:span><text:span text:style-name="T11_85">czyta</text:span><text:span text:style-name="T11_86"><text:s/></text:span><text:span text:style-name="T11_87">się</text:span><text:span text:style-name="T11_88"><text:s/></text:span><text:span text:style-name="T11_89">je</text:span><text:span text:style-name="T11_90"><text:s/></text:span><text:span text:style-name="T11_91">z</text:span><text:span text:style-name="T11_92"><text:s/></text:span><text:span text:style-name="T11_93">wyraźną</text:span><text:span text:style-name="T11_94"><text:s/></text:span><text:span text:style-name="T11_95">przyjemnością</text:span><text:span text:style-name="T11_96">.<text:s/></text:span></text:p>
      <text:p text:style-name="P12"/>
      <text:p text:style-name="P13"><text:span text:style-name="T13_1"><text:a xlink:type="simple" xlink:href="http://www.fimfiction.net/story/339309/gilded-sister"><text:span text:style-name="T13_2">http</text:span></text:a></text:span><text:span text:style-name="T13_3"><text:a xlink:type="simple" xlink:href="http://www.fimfiction.net/story/339309/gilded-sister"><text:span text:style-name="T13_4">://</text:span></text:a></text:span><text:span text:style-name="T13_5"><text:a xlink:type="simple" xlink:href="http://www.fimfiction.net/story/339309/gilded-sister"><text:span text:style-name="T13_6">www</text:span></text:a></text:span><text:span text:style-name="T13_7"><text:a xlink:type="simple" xlink:href="http://www.fimfiction.net/story/339309/gilded-sister"><text:span text:style-name="T13_8">.</text:span></text:a></text:span><text:span text:style-name="T13_9"><text:a xlink:type="simple" xlink:href="http://www.fimfiction.net/story/339309/gilded-sister"><text:span text:style-name="T13_10">fimfiction</text:span></text:a></text:span><text:span text:style-name="T13_11"><text:a xlink:type="simple" xlink:href="http://www.fimfiction.net/story/339309/gilded-sister"><text:span text:style-name="T13_12">.</text:span></text:a></text:span><text:span text:style-name="T13_13"><text:a xlink:type="simple" xlink:href="http://www.fimfiction.net/story/339309/gilded-sister"><text:span text:style-name="T13_14">net</text:span></text:a></text:span><text:span text:style-name="T13_15"><text:a xlink:type="simple" xlink:href="http://www.fimfiction.net/story/339309/gilded-sister"><text:span text:style-name="T13_16">/</text:span></text:a></text:span><text:span text:style-name="T13_17"><text:a xlink:type="simple" xlink:href="http://www.fimfiction.net/story/339309/gilded-sister"><text:span text:style-name="T13_18">story</text:span></text:a></text:span><text:span text:style-name="T13_19"><text:a xlink:type="simple" xlink:href="http://www.fimfiction.net/story/339309/gilded-sister"><text:span text:style-name="T13_20">/339309/</text:span></text:a></text:span><text:span text:style-name="T13_21"><text:a xlink:type="simple" xlink:href="http://www.fimfiction.net/story/339309/gilded-sister"><text:span text:style-name="T13_22">gilded</text:span></text:a></text:span><text:span text:style-name="T13_23"><text:a xlink:type="simple" xlink:href="http://www.fimfiction.net/story/339309/gilded-sister"><text:span text:style-name="T13_24">-</text:span></text:a></text:span><text:span text:style-name="T13_25"><text:a xlink:type="simple" xlink:href="http://www.fimfiction.net/story/339309/gilded-sister"><text:span text:style-name="T13_26">sister</text:span></text:a></text:span><text:span text:style-name="T13_27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